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'Helvetica Neue', Arial, 'Lucida Grand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algun Gothic" fo:font-size="14pt" officeooo:rsid="0005ec40" officeooo:paragraph-rsid="0005ec40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Malgun Gothic" fo:font-size="14pt" officeooo:rsid="0005ec40" officeooo:paragraph-rsid="0005ec40" style:font-size-asian="14pt" style:font-size-complex="14pt"/>
    </style:style>
    <style:style style:name="P3" style:family="paragraph" style:parent-style-name="Text_20_body">
      <style:text-properties style:font-name="Malgun Gothic" officeooo:paragraph-rsid="0005ec40"/>
    </style:style>
    <style:style style:name="P4" style:family="paragraph" style:parent-style-name="Text_20_body">
      <style:text-properties style:font-name="Malgun Gothic" officeooo:paragraph-rsid="00077793"/>
    </style:style>
    <style:style style:name="T1" style:family="text">
      <style:text-properties officeooo:rsid="0005ec40"/>
    </style:style>
    <style:style style:name="T2" style:family="text">
      <style:text-properties fo:font-variant="normal" fo:text-transform="none" fo:color="#5f5755" style:font-name="Helvetica" fo:letter-spacing="normal" fo:font-style="normal" fo:font-weight="normal"/>
    </style:style>
    <style:style style:name="T3" style:family="text">
      <style:text-properties fo:font-variant="normal" fo:text-transform="none" fo:color="#5f5755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f motivation</text:p>
      <text:p text:style-name="P2"/>
      <text:p text:style-name="P3">1. Write it down</text:p>
      <text:p text:style-name="P3">2. Cut down you to-do list</text:p>
      <text:p text:style-name="P3">3. Stop multi-tasking</text:p>
      <text:p text:style-name="P3">4. Minimize distractions</text:p>
      <text:p text:style-name="P3">5. Organize your workspace</text:p>
      <text:p text:style-name="P3">6. Track and limit how much time you're spending on tasks</text:p>
      <text:p text:style-name="P3">7. Embrace technology</text:p>
      <text:p text:style-name="P3">8. Set smart goals</text:p>
      <text:p text:style-name="P3">9. Choose your friends wisely</text:p>
      <text:p text:style-name="P3">10. Learn by yourself</text:p>
      <text:p text:style-name="P3">11. Develop the habit of saying no</text:p>
      <text:p text:style-name="P4">12. Be proactive, not reactive</text:p>
      <text:p text:style-name="P4">13. Don't get engaged in endless meetings</text:p>
      <text:p text:style-name="P4">14. Focus on results oriented activities</text:p>
      <text:p text:style-name="P4">15. Take care of yourself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'Helvetica Neue', Arial, 'Lucida Grand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6:29:29.558000000</meta:creation-date>
    <dc:date>2021-09-29T16:42:00.003000000</dc:date>
    <meta:editing-duration>PT12M30S</meta:editing-duration>
    <meta:editing-cycles>2</meta:editing-cycles>
    <meta:generator>LibreOffice/4.4.0.1$Windows_x86 LibreOffice_project/1ba9640ddd424f1f535c75bf2b86703770b8cf6f</meta:generator>
    <meta:document-statistic meta:table-count="0" meta:image-count="0" meta:object-count="0" meta:page-count="1" meta:paragraph-count="16" meta:word-count="79" meta:character-count="445" meta:non-whitespace-character-count="381"/>
  </office:meta>
</office:document-meta>
</file>